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face style:name="Ubuntu" svg:font-family="Ubuntu"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text-properties style:font-name="Bitstream Charter"/>
    </style:style>
    <style:style style:name="P2" style:family="paragraph" style:parent-style-name="Standard">
      <style:paragraph-properties fo:margin-left="0in" fo:margin-right="0in" fo:line-height="115%" fo:text-indent="0.5in" style:auto-text-indent="false" style:writing-mode="lr-tb"/>
      <style:text-properties style:font-name="Bitstream Charter"/>
    </style:style>
    <style:style style:name="P3" style:family="paragraph" style:parent-style-name="Standard">
      <style:paragraph-properties fo:margin-left="0in" fo:margin-right="0in" fo:line-height="115%" fo:text-indent="0.5in" style:auto-text-indent="false" style:writing-mode="lr-tb"/>
      <style:text-properties style:font-name="Bitstream Charter" officeooo:paragraph-rsid="0011d71f"/>
    </style:style>
    <style:style style:name="P4" style:family="paragraph" style:parent-style-name="Standard" style:master-page-name="Standard">
      <style:paragraph-properties fo:line-height="115%" fo:text-align="center" style:justify-single-word="false" style:page-number="auto" fo:break-before="auto" fo:break-after="auto" style:writing-mode="lr-tb"/>
      <style:text-properties style:font-name="Ubuntu" fo:font-size="15pt"/>
    </style:style>
    <style:style style:name="P5" style:family="paragraph" style:parent-style-name="Standard">
      <style:paragraph-properties fo:margin-left="0in" fo:margin-right="0in" fo:line-height="115%" fo:text-indent="0.5in" style:auto-text-indent="false" style:writing-mode="lr-tb"/>
      <style:text-properties style:font-name="Bitstream Charter" officeooo:rsid="001d0d65" officeooo:paragraph-rsid="001d0d65"/>
    </style:style>
    <style:style style:name="P6" style:family="paragraph" style:parent-style-name="Standard">
      <style:paragraph-properties fo:margin-left="0in" fo:margin-right="0in" fo:line-height="115%" fo:text-indent="0.5in" style:auto-text-indent="false" style:writing-mode="lr-tb"/>
      <style:text-properties style:font-name="Bitstream Charter" officeooo:rsid="00242238" officeooo:paragraph-rsid="00242238"/>
    </style:style>
    <style:style style:name="P7" style:family="paragraph" style:parent-style-name="Standard">
      <style:paragraph-properties fo:margin-left="0in" fo:margin-right="0in" fo:line-height="115%" fo:text-indent="0.5in" style:auto-text-indent="false" style:writing-mode="lr-tb"/>
      <style:text-properties style:font-name="Bitstream Charter"/>
    </style:style>
    <style:style style:name="P8" style:family="paragraph" style:parent-style-name="Standard">
      <style:paragraph-properties fo:margin-left="0in" fo:margin-right="0in" fo:line-height="115%" fo:text-indent="0.5in" style:auto-text-indent="false" style:writing-mode="lr-tb"/>
      <style:text-properties style:font-name="Bitstream Charter" officeooo:paragraph-rsid="0011d71f"/>
    </style:style>
    <style:style style:name="P9" style:family="paragraph" style:parent-style-name="Standard">
      <style:paragraph-properties fo:margin-left="0in" fo:margin-right="0in" fo:line-height="115%" fo:text-indent="0.5in" style:auto-text-indent="false" style:writing-mode="lr-tb"/>
      <style:text-properties style:font-name="Bitstream Charter" officeooo:paragraph-rsid="0019cf61"/>
    </style:style>
    <style:style style:name="P10" style:family="paragraph" style:parent-style-name="Standard">
      <style:paragraph-properties fo:margin-left="0in" fo:margin-right="0in" fo:line-height="115%" fo:text-indent="0.5in" style:auto-text-indent="false" fo:break-before="auto" fo:break-after="auto" style:writing-mode="lr-tb"/>
      <style:text-properties style:font-name="Bitstream Charter"/>
    </style:style>
    <style:style style:name="P11" style:family="paragraph" style:parent-style-name="Standard">
      <style:paragraph-properties fo:margin-left="0in" fo:margin-right="0in" fo:line-height="115%" fo:text-indent="0.5in" style:auto-text-indent="false" fo:break-before="auto" fo:break-after="auto" style:writing-mode="lr-tb"/>
      <style:text-properties style:font-name="Bitstream Charter" officeooo:paragraph-rsid="0019cf61"/>
    </style:style>
    <style:style style:name="T1" style:family="text">
      <style:text-properties officeooo:rsid="0011d71f"/>
    </style:style>
    <style:style style:name="T2" style:family="text">
      <style:text-properties officeooo:rsid="001675fe"/>
    </style:style>
    <style:style style:name="T3" style:family="text">
      <style:text-properties officeooo:rsid="001860d2"/>
    </style:style>
    <style:style style:name="T4" style:family="text">
      <style:text-properties officeooo:rsid="001c4822"/>
    </style:style>
    <style:style style:name="T5" style:family="text">
      <style:text-properties officeooo:rsid="001d0d65"/>
    </style:style>
    <style:style style:name="T6" style:family="text">
      <style:text-properties officeooo:rsid="001e6ee1"/>
    </style:style>
    <style:style style:name="T7" style:family="text">
      <style:text-properties officeooo:rsid="00242238"/>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ascading Signatures</text:span> Method</text:p>
      <text:p text:style-name="P1"/>
      <text:p text:style-name="P11">The <text:span text:style-name="T1">cascading signatures method</text:span> can be quickly summarized as <text:span text:style-name="T1">a new network protocol which adds host identifiers to data transmissions, and cryptographically signs each transmission. The protocol layer will consist of a 256-bit field to hold a cryptographic hash, a 16-bit field to hold a host-list-length field, a variable length list of 16-bit host-id fields, and finally the data payload. </text:span></text:p>
      <text:p text:style-name="P9"/>
      <text:p text:style-name="P3">The choice of hashing algorithm is left undefined, but recommended to be <text:span text:style-name="T2">SHA256</text:span>. <text:span text:style-name="T2">Similarly</text:span>, the choice of encryption algorithm is left undefined, <text:span text:style-name="T2">but recommended to be 1024-bit RSA (or possibly a fast elliptic-curve cipher) for key negotiation during network creation, and 256-bit AES during data transfer. The possibility of algorithm negotiation during network creation has not been dismissed. </text:span></text:p>
      <text:p text:style-name="P3"/>
      <text:p text:style-name="P2"><text:span text:style-name="T4">The initialization phase of the header generation begins by reserving 32 bytes of zeros, followed by populating the host ID sections, and appending our payload. </text:span>N<text:span text:style-name="T4">ext</text:span> we calculate the <text:span text:style-name="T4">cryptographic signature of the entire packet</text:span> (including reserved <text:span text:style-name="T3">zeros</text:span> and appended addresses), and encrypt this hash. This <text:span text:style-name="T5">signature</text:span> is then placed in the reserved space, and the packet is forwarded across the network to the next host. The current host then records for itself the address of the remote host, and waits for a new packet to be sent.</text:p>
      <text:p text:style-name="P2"/>
      <text:p text:style-name="P10">At the next host, when the packet is received, the signature is first checked to assure the integrity of the packet. The host then appends the address of the next host, updates the signature, and sends the packet on its way. Finally, the host logs the forward and backward foreign addresses. The procedure at the final host is much the same, simply without having a forward address.</text:p>
      <text:p text:style-name="P2"/>
      <text:p text:style-name="P5">The current phase of the project is focused on hammering out details related to protocol interactions <text:span text:style-name="T7">(IPv4/IPv6, TCP/UDP/ICMP/etc, and pollen)</text:span>, <text:span text:style-name="T6">as well as the creation of</text:span> testbed implementation for both testing and resource usage profiling. <text:span text:style-name="T6">Due to the complexity of implementation, the testbed will utilize a user-land tool reminiscent of “netcat” with which to send and receive packets. The tool is currently being implemented in python in order to leverage previous work on the packet header defini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face style:name="Ubuntu" svg:font-family="Ubuntu"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dc:creator>tommy </dc:creator>
    <meta:editing-cycles>12</meta:editing-cycles>
    <dc:date>2014-10-17T16:43:37.769046787</dc:date>
    <meta:editing-duration>PT17H3M23S</meta:editing-duration>
    <meta:document-statistic meta:table-count="0" meta:image-count="0" meta:object-count="0" meta:page-count="1" meta:paragraph-count="6" meta:word-count="353" meta:character-count="2235" meta:non-whitespace-character-count="1885"/>
  </office:meta>
</office:document-meta>
</file>